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1cm" fo:min-width="5.088cm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762cm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horizontal-align="left" draw:textarea-vertical-align="middle" fo:padding-bottom="0.203cm" fo:padding-left="0.762cm"/>
    </style:style>
    <style:style style:name="gr4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254cm"/>
    </style:style>
    <style:style style:name="gr5" style:family="graphic" style:parent-style-name="objectwithoutfill">
      <style:graphic-properties draw:marker-start="Arrow" draw:marker-start-width="0.305cm" draw:marker-end="" draw:marker-end-width="0.3cm" draw:fill="none" draw:textarea-horizontal-align="left" draw:textarea-vertical-align="middle" fo:padding-bottom="0.203cm" fo:padding-left="1.27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CMU Serif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MU Serif" fo:font-size="22pt" style:font-size-asian="22pt" style:font-size-complex="22pt"/>
    </style:style>
    <style:style style:name="P3" style:family="paragraph">
      <style:paragraph-properties fo:margin-top="0cm" fo:margin-bottom="0cm"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22pt" style:font-size-asian="22pt" style:font-size-complex="22pt"/>
    </style:style>
    <style:style style:name="T2" style:family="text">
      <style:text-properties style:font-name="CMU Seri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6.35cm" svg:x="4.953cm" svg:y="0.508cm">
          <text:p text:style-name="P1"><text:span text:style-name="T1">MCE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0.508cm" svg:y1="2.053cm" svg:x2="4.953cm" svg:y2="2.053cm">
          <text:p text:style-name="P3"><text:span text:style-name="T2">start_address</text:span></text:p>
          <text:p text:style-name="P4"><text:span text:style-name="T3"/></text:p>
        </draw:line>
        <draw:line draw:style-name="gr2" draw:text-style-name="P5" draw:layer="layout" svg:x1="0.508cm" svg:y1="1.397cm" svg:x2="4.953cm" svg:y2="1.397cm">
          <text:p text:style-name="P4"><text:span text:style-name="T2">start</text:span></text:p>
          <text:p text:style-name="P4"><text:span text:style-name="T3"/></text:p>
        </draw:line>
        <draw:line draw:style-name="gr2" draw:text-style-name="P5" draw:layer="layout" svg:x1="0.508cm" svg:y1="3.132cm" svg:x2="4.953cm" svg:y2="3.132cm">
          <text:p text:style-name="P4"><text:span text:style-name="T2">write_en</text:span></text:p>
          <text:p text:style-name="P4"><text:span text:style-name="T3"/></text:p>
        </draw:line>
        <draw:line draw:style-name="gr2" draw:text-style-name="P5" draw:layer="layout" svg:x1="0.508cm" svg:y1="3.789cm" svg:x2="4.953cm" svg:y2="3.789cm">
          <text:p text:style-name="P4"><text:span text:style-name="T2">write_address</text:span></text:p>
          <text:p text:style-name="P4"><text:span text:style-name="T3"/></text:p>
        </draw:line>
        <draw:line draw:style-name="gr2" draw:text-style-name="P5" draw:layer="layout" svg:x1="0.508cm" svg:y1="4.445cm" svg:x2="4.953cm" svg:y2="4.445cm">
          <text:p text:style-name="P4"><text:span text:style-name="T2">write_data</text:span></text:p>
          <text:p text:style-name="P4"><text:span text:style-name="T3"/></text:p>
        </draw:line>
        <draw:line draw:style-name="gr3" draw:text-style-name="P5" draw:layer="layout" svg:x1="0.508cm" svg:y1="5.44cm" svg:x2="4.953cm" svg:y2="5.44cm">
          <text:p text:style-name="P4"><text:span text:style-name="T2">done</text:span></text:p>
          <text:p text:style-name="P4"><text:span text:style-name="T3"/></text:p>
        </draw:line>
        <draw:line draw:style-name="gr2" draw:text-style-name="P5" draw:layer="layout" svg:x1="0.508cm" svg:y1="6.096cm" svg:x2="4.953cm" svg:y2="6.096cm">
          <text:p text:style-name="P4"><text:span text:style-name="T2">ext_cc_bits</text:span></text:p>
          <text:p text:style-name="P4"><text:span text:style-name="T3"/></text:p>
        </draw:line>
        <draw:line draw:style-name="gr4" draw:text-style-name="P5" draw:layer="layout" svg:x1="10.541cm" svg:y1="1.397cm" svg:x2="14.986cm" svg:y2="1.397cm">
          <text:p text:style-name="P4"><text:span text:style-name="T2">rf_address</text:span></text:p>
          <text:p text:style-name="P4"><text:span text:style-name="T3"/></text:p>
        </draw:line>
        <draw:line draw:style-name="gr4" draw:text-style-name="P5" draw:layer="layout" svg:x1="10.541cm" svg:y1="2.963cm" svg:x2="14.986cm" svg:y2="2.963cm">
          <text:p text:style-name="P4"><text:span text:style-name="T2">rf_write_data</text:span></text:p>
          <text:p text:style-name="P4"><text:span text:style-name="T3"/></text:p>
        </draw:line>
        <draw:line draw:style-name="gr4" draw:text-style-name="P5" draw:layer="layout" svg:x1="10.541cm" svg:y1="2.18cm" svg:x2="14.986cm" svg:y2="2.18cm">
          <text:p text:style-name="P4"><text:span text:style-name="T2">rf_write_en</text:span></text:p>
          <text:p text:style-name="P4"><text:span text:style-name="T3"/></text:p>
        </draw:line>
        <draw:line draw:style-name="gr5" draw:text-style-name="P5" draw:layer="layout" svg:x1="10.541cm" svg:y1="4.53cm" svg:x2="14.986cm" svg:y2="4.53cm">
          <text:p text:style-name="P4"><text:span text:style-name="T2">rf_read_data</text:span></text:p>
          <text:p text:style-name="P4"><text:span text:style-name="T3"/></text:p>
        </draw:line>
        <draw:line draw:style-name="gr4" draw:text-style-name="P5" draw:layer="layout" svg:x1="10.541cm" svg:y1="3.747cm" svg:x2="14.986cm" svg:y2="3.747cm">
          <text:p text:style-name="P4"><text:span text:style-name="T2">rf_read_en</text:span></text:p>
          <text:p text:style-name="P4"><text:span text:style-name="T3"/></text:p>
        </draw:line>
        <draw:line draw:style-name="gr5" draw:text-style-name="P5" draw:layer="layout" svg:x1="10.541cm" svg:y1="5.313cm" svg:x2="14.986cm" svg:y2="5.313cm">
          <text:p text:style-name="P4"><text:span text:style-name="T2">rf_access_complete</text:span></text:p>
          <text:p text:style-name="P4"><text:span text:style-name="T3"/></text:p>
        </draw:line>
        <draw:line draw:style-name="gr5" draw:text-style-name="P5" draw:layer="layout" svg:x1="10.541cm" svg:y1="6.096cm" svg:x2="14.986cm" svg:y2="6.096cm">
          <text:p text:style-name="P4"><text:span text:style-name="T2">rf_invalid_address</text:span></text:p>
          <text:p text:style-name="P4"><text:span text:style-name="T3"/></text:p>
        </draw:line>
        <draw:line draw:style-name="gr6" draw:text-style-name="P6" draw:layer="layout" svg:x1="4.242cm" svg:y1="1.88cm" svg:x2="3.861cm" svg:y2="2.261cm">
          <text:p/>
        </draw:line>
        <draw:line draw:style-name="gr6" draw:text-style-name="P6" draw:layer="layout" svg:x1="4.242cm" svg:y1="3.607cm" svg:x2="3.861cm" svg:y2="3.988cm">
          <text:p/>
        </draw:line>
        <draw:line draw:style-name="gr6" draw:text-style-name="P6" draw:layer="layout" svg:x1="4.242cm" svg:y1="4.242cm" svg:x2="3.861cm" svg:y2="4.623cm">
          <text:p/>
        </draw:line>
        <draw:line draw:style-name="gr6" draw:text-style-name="P6" draw:layer="layout" svg:x1="4.242cm" svg:y1="5.918cm" svg:x2="3.861cm" svg:y2="6.299cm">
          <text:p/>
        </draw:line>
        <draw:line draw:style-name="gr6" draw:text-style-name="P6" draw:layer="layout" svg:x1="14.275cm" svg:y1="1.219cm" svg:x2="13.894cm" svg:y2="1.6cm">
          <text:p/>
        </draw:line>
        <draw:line draw:style-name="gr6" draw:text-style-name="P6" draw:layer="layout" svg:x1="14.275cm" svg:y1="2.769cm" svg:x2="13.894cm" svg:y2="3.15cm">
          <text:p/>
        </draw:line>
        <draw:line draw:style-name="gr6" draw:text-style-name="P6" draw:layer="layout" svg:x1="11.608cm" svg:y1="4.318cm" svg:x2="11.227cm" svg:y2="4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5.494cm" fo:page-height="7.3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15:39:57.480399129</meta:creation-date>
    <dc:date>2016-12-22T08:40:16.495775625</dc:date>
    <meta:editing-duration>PT29M44S</meta:editing-duration>
    <meta:editing-cycles>4</meta:editing-cycles>
    <meta:generator>LibreOffice/5.0.6.2$Linux_X86_64 LibreOffice_project/00$Build-2</meta:generator>
    <meta:document-statistic meta:object-count="22"/>
  </office:meta>
</office:document-meta>
</file>